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51cm" fo:padding-bottom="0.151cm" fo:padding-left="0.276cm" fo:padding-right="0.276cm" fo:wrap-option="no-wrap"/>
    </style:style>
    <style:style style:name="gr4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.42cm" fo:min-width="1.84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.42cm" fo:min-width="2.1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.709cm" fo:min-width="2.50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cccccc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="none"/>
      <style:paragraph-properties fo:margin-top="0cm" fo:margin-bottom="0cm"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27.296cm" svg:height="2.486cm" svg:x="0.4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1.947cm" svg:height="2.496cm" svg:x="0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1.946cm" svg:height="2.496cm" svg:x="2.351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" draw:layer="layout" svg:width="1.947cm" svg:height="2.496cm" svg:x="4.301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" draw:layer="layout" svg:width="1.947cm" svg:height="2.496cm" svg:x="6.252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1" draw:layer="layout" svg:width="1.947cm" svg:height="2.496cm" svg:x="8.203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1" draw:layer="layout" svg:width="1.946cm" svg:height="2.496cm" svg:x="10.1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1" draw:layer="layout" svg:width="1.946cm" svg:height="2.496cm" svg:x="12.104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1" draw:layer="layout" svg:width="1.946cm" svg:height="2.496cm" svg:x="14.0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1" draw:layer="layout" svg:width="1.946cm" svg:height="2.496cm" svg:x="16.00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1" draw:layer="layout" svg:width="1.946cm" svg:height="2.496cm" svg:x="17.9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3" draw:id="id3" draw:layer="layout" svg:width="1.946cm" svg:height="2.496cm" svg:x="19.904cm" svg:y="9.2cm">
          <text:p text:style-name="P2"><text:span text:style-name="T1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3" xml:id="id2" draw:id="id2" draw:layer="layout" svg:width="1.946cm" svg:height="2.496cm" svg:x="21.85cm" svg:y="9.2cm">
          <text:p text:style-name="P2"><text:span text:style-name="T1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1" draw:layer="layout" svg:width="1.946cm" svg:height="2.496cm" svg:x="23.8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1" draw:layer="layout" svg:width="1.946cm" svg:height="2.496cm" svg:x="25.75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" draw:text-style-name="P1" draw:layer="layout" svg:x1="12.1cm" svg:y1="6.8cm" svg:x2="12.101cm" svg:y2="12.8cm">
          <text:p/>
        </draw:line>
        <draw:custom-shape draw:name="CustomShape 17" draw:style-name="gr2" draw:text-style-name="P1" draw:layer="layout" svg:width="1.956cm" svg:height="1.236cm" svg:x="0.4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1" draw:layer="layout" svg:width="1.956cm" svg:height="1.246cm" svg:x="0.4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1" draw:layer="layout" svg:width="1.956cm" svg:height="1.246cm" svg:x="8.212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1" draw:layer="layout" svg:width="1.956cm" svg:height="1.246cm" svg:x="4.292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3" xml:id="id1" draw:id="id1" draw:layer="layout" svg:width="1.956cm" svg:height="1.246cm" svg:x="6.252cm" svg:y="9.2cm">
          <text:p text:style-name="P2"><text:span text:style-name="T1">I[v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1" draw:layer="layout" svg:width="1.956cm" svg:height="1.246cm" svg:x="8.19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" draw:text-style-name="P1" draw:layer="layout" svg:width="1.956cm" svg:height="1.246cm" svg:x="10.14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1" draw:layer="layout" svg:width="1.956cm" svg:height="1.246cm" svg:x="10.15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1" draw:layer="layout" svg:width="1.956cm" svg:height="1.246cm" svg:x="2.341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1" draw:layer="layout" svg:width="1.956cm" svg:height="1.246cm" svg:x="6.23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1" draw:layer="layout" svg:width="1.956cm" svg:height="1.246cm" svg:x="4.27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1" draw:layer="layout" svg:width="1.956cm" svg:height="1.246cm" svg:x="2.36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5" draw:text-style-name="P1" draw:layer="layout" svg:x1="4.3cm" svg:y1="6.8cm" svg:x2="4.301cm" svg:y2="12.8cm">
          <text:p/>
        </draw:line>
        <draw:line draw:name="Line 30" draw:style-name="gr5" draw:text-style-name="P1" draw:layer="layout" svg:x1="2.35cm" svg:y1="6.8cm" svg:x2="2.351cm" svg:y2="12.8cm">
          <text:p/>
        </draw:line>
        <draw:custom-shape draw:name="CustomShape 31" draw:style-name="gr2" draw:text-style-name="P1" draw:layer="layout" svg:width="0.486cm" svg:height="1.236cm" svg:x="0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" draw:text-style-name="P1" draw:layer="layout" svg:width="0.486cm" svg:height="1.236cm" svg:x="0.89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4" draw:layer="layout" svg:width="0.486cm" svg:height="1.236cm" svg:x="1.38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" draw:text-style-name="P1" draw:layer="layout" svg:width="0.486cm" svg:height="1.236cm" svg:x="1.851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" draw:text-style-name="P1" draw:layer="layout" svg:width="0.486cm" svg:height="1.236cm" svg:x="0.4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" draw:text-style-name="P1" draw:layer="layout" svg:width="0.486cm" svg:height="1.236cm" svg:x="0.89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" draw:text-style-name="P1" draw:layer="layout" svg:width="0.486cm" svg:height="1.236cm" svg:x="1.38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" draw:text-style-name="P1" draw:layer="layout" svg:width="0.486cm" svg:height="1.236cm" svg:x="1.851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" draw:text-style-name="P1" draw:layer="layout" svg:width="0.486cm" svg:height="1.236cm" svg:x="2.35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1" draw:layer="layout" svg:width="0.486cm" svg:height="1.236cm" svg:x="2.84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" draw:text-style-name="P1" draw:layer="layout" svg:width="0.486cm" svg:height="1.236cm" svg:x="3.33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" draw:text-style-name="P1" draw:layer="layout" svg:width="0.486cm" svg:height="1.236cm" svg:x="3.802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4" draw:layer="layout" svg:width="0.486cm" svg:height="1.236cm" svg:x="2.36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" draw:text-style-name="P1" draw:layer="layout" svg:width="0.486cm" svg:height="1.236cm" svg:x="2.84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" draw:text-style-name="P1" draw:layer="layout" svg:width="0.486cm" svg:height="1.236cm" svg:x="3.312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" draw:text-style-name="P1" draw:layer="layout" svg:width="0.486cm" svg:height="1.236cm" svg:x="3.83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" draw:text-style-name="P5" draw:layer="layout" svg:width="2.346cm" svg:height="1.669cm" svg:x="0cm" svg:y="7.156cm">
          <text:p text:style-name="P2"><text:span text:style-name="T1">Inode</text:span></text:p>
          <text:p text:style-name="P2"><text:span text:style-name="T1">B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" draw:text-style-name="P5" draw:layer="layout" svg:width="2.649cm" svg:height="1.669cm" svg:x="2.2cm" svg:y="7.2cm">
          <text:p text:style-name="P2"><text:span text:style-name="T1">Data</text:span></text:p>
          <text:p text:style-name="P6"><text:span text:style-name="T1">B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8" draw:layer="layout" svg:width="3cm" svg:height="0.958cm" svg:x="6.4cm" svg:y="7.4cm">
          <text:p text:style-name="P7"><text:span text:style-name="T1">I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0" draw:text-style-name="P10" draw:layer="layout" svg:width="3.88cm" svg:height="0.958cm" svg:x="17.797cm" svg:y="7.4cm">
          <text:p text:style-name="P9"><text:span text:style-name="T1">Data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1" draw:text-style-name="P1" draw:layer="layout" svg:x1="2.6cm" svg:y1="11.698cm" svg:x2="2.8cm" svg:y2="13cm">
          <text:p/>
        </draw:line>
        <draw:custom-shape draw:name="CustomShape 52" draw:style-name="gr10" draw:text-style-name="P11" draw:layer="layout" svg:width="1.948cm" svg:height="0.96cm" svg:x="2.2cm" svg:y="13cm">
          <text:p text:style-name="P7"><text:span text:style-name="T1">B[v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1" draw:text-style-name="P1" draw:layer="layout" svg:x1="1.651cm" svg:y1="10.4cm" svg:x2="1cm" svg:y2="12.6cm">
          <text:p/>
        </draw:line>
        <draw:custom-shape draw:name="CustomShape 54" draw:style-name="gr10" draw:text-style-name="P11" draw:layer="layout" svg:width="1.275cm" svg:height="0.96cm" svg:x="0.4cm" svg:y="12.6cm">
          <text:p text:style-name="P7"><text:span text:style-name="T1">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2" draw:layer="layout" draw:line-skew="1.177cm" svg:x1="7.23cm" svg:y1="10.446cm" svg:x2="22.823cm" svg:y2="11.696cm" draw:start-shape="id1" draw:start-glue-point="2" draw:end-shape="id2" draw:end-glue-point="2" svg:d="M7230 10446v2954h15593v-1704" svg:viewBox="0 0 15594 2955">
          <text:p/>
        </draw:connector>
        <draw:connector draw:style-name="gr12" draw:text-style-name="P12" draw:layer="layout" svg:x1="20.877cm" svg:y1="13.45cm" svg:x2="20.877cm" svg:y2="11.696cm" draw:end-shape="id3" draw:end-glue-point="2" svg:d="M20877 13450v-1754" svg:viewBox="0 0 1 1755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3:05:01</meta:creation-date>
    <dc:language>ja-JP</dc:language>
    <dc:date>2017-01-09T14:23:40.900661223</dc:date>
    <meta:editing-cycles>10</meta:editing-cycles>
    <meta:editing-duration>PT29M9S</meta:editing-duration>
    <meta:generator>LibreOffice/5.1.4.2$Linux_X86_64 LibreOffice_project/10m0$Build-2</meta:generator>
    <meta:document-statistic meta:object-count="74"/>
  </office:meta>
</office:document-meta>
</file>